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B253DD9CFEB96E43.png" manifest:media-type="image/png"/>
  <manifest:file-entry manifest:full-path="Pictures/10000201000000C8000000C8C1958382F4E6EE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Source Sans Pro Black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2f2f2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9211e" draw:fill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FreeMono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  <style:text-properties style:font-name="DejaVu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FreeMono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font-name="DejaVu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18.102cm" svg:height="4.445cm" svg:x="6.537cm" svg:y="0.67cm" presentation:class="title" presentation:user-transformed="true">
          <draw:text-box>
            <text:p text:style-name="P1"><text:span text:style-name="T1">PRICE RANGE</text:span></text:p>
          </draw:text-box>
        </draw:frame>
        <draw:frame draw:style-name="gr1" draw:text-style-name="P3" draw:layer="layout" svg:width="5.715cm" svg:height="4.212cm" svg:x="0.67cm" svg:y="0.607cm">
          <draw:image xlink:href="Pictures/10000201000000C8000000C8C1958382F4E6EEDC.png" xlink:type="simple" xlink:show="embed" xlink:actuate="onLoad" draw:mime-type="image/png">
            <text:p/>
          </draw:image>
        </draw:frame>
        <draw:frame presentation:style-name="pr1" draw:text-style-name="P4" draw:layer="layout" svg:width="23.76cm" svg:height="5.715cm" svg:x="0.659cm" svg:y="5.75cm" presentation:class="title" presentation:user-transformed="true">
          <draw:text-box>
            <text:p text:style-name="P1"><text:span text:style-name="T2">Show minimum and maximum product price </text:span><text:span text:style-name="T2"><text:line-break/></text:span><text:span text:style-name="T2">based on product option prices</text:span></text:p>
          </draw:text-box>
        </draw:frame>
        <draw:frame presentation:style-name="pr1" draw:text-style-name="P6" draw:layer="layout" svg:width="7.22cm" svg:height="0.807cm" svg:x="17.18cm" svg:y="12.132cm" presentation:class="title" presentation:user-transformed="true">
          <draw:text-box>
            <text:p text:style-name="P5"><text:span text:style-name="T3">v2.2.x - v3.x</text:span></text:p>
          </draw:text-box>
        </draw:frame>
        <draw:line draw:style-name="gr2" draw:text-style-name="P7" draw:layer="layout" svg:x1="0.659cm" svg:y1="5.75cm" svg:x2="24.419cm" svg:y2="5.75cm">
          <text:p/>
        </draw:line>
        <draw:frame draw:style-name="gr1" draw:text-style-name="P3" draw:layer="layout" svg:width="1.907cm" svg:height="1.27cm" svg:x="0.67cm" svg:y="11.465cm">
          <draw:image xlink:href="Pictures/100000000000032000000215B253DD9CFEB96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Source Sans Pro Black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14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.2999992370605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51cm" fo:text-indent="0cm"/>
      <style:text-properties style:font-name="Source Sans Pro" fo:font-family="'Source Sans Pro'" style:font-family-generic="swiss" style:font-pitch="variable" fo:font-size="17.7999992370605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186cm" fo:text-indent="0cm"/>
      <style:text-properties fo:font-size="15.1999998092651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25cm" fo:text-indent="0cm"/>
      <style:text-properties fo:font-size="12.8000001907349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61cm" fo:text-indent="0cm"/>
      <style:text-properties fo:font-size="14.1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069cm" fo:text-indent="0cm"/>
      <style:text-properties fo:font-size="15.6000003814697pt"/>
    </style:style>
    <style:style style:name="Midnightblue-outline7" style:family="presentation" style:parent-style-name="Midnightblue-outline6">
      <style:paragraph-properties fo:margin-left="0cm" fo:margin-right="0cm" fo:margin-top="0cm" fo:margin-bottom="0.076cm" fo:text-indent="0cm"/>
      <style:text-properties fo:font-size="17.3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84cm" fo:text-indent="0cm"/>
      <style:text-properties fo:font-size="19.2999992370605pt"/>
    </style:style>
    <style:style style:name="Midnightblue-outline9" style:family="presentation" style:parent-style-name="Midnightblue-outline8">
      <style:paragraph-properties fo:margin-left="0cm" fo:margin-right="0cm" fo:margin-top="0cm" fo:margin-bottom="0.093cm" fo:text-indent="0cm"/>
      <style:text-properties fo:font-size="21.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9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2.8000001907349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51cm" fo:text-align="start" fo:text-indent="0cm"/>
      <style:text-properties fo:font-size="14.1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186cm" fo:text-align="start" fo:text-indent="0cm"/>
      <style:text-properties fo:font-size="15.6000003814697pt"/>
    </style:style>
    <style:style style:name="Midnightblue1-outline4" style:family="presentation" style:parent-style-name="Midnightblue1-outline3">
      <style:paragraph-properties fo:margin-left="0cm" fo:margin-right="0cm" fo:margin-top="0cm" fo:margin-bottom="0.125cm" fo:text-align="start" fo:text-indent="0cm"/>
      <style:text-properties fo:font-size="17.3999996185303pt"/>
    </style:style>
    <style:style style:name="Midnightblue1-outline5" style:family="presentation" style:parent-style-name="Midnightblue1-outline4">
      <style:paragraph-properties fo:margin-left="0cm" fo:margin-right="0cm" fo:margin-top="0cm" fo:margin-bottom="0.061cm" fo:text-align="start" fo:text-indent="0cm"/>
      <style:text-properties fo:font-size="19.2999992370605pt"/>
    </style:style>
    <style:style style:name="Midnightblue1-outline6" style:family="presentation" style:parent-style-name="Midnightblue1-outline5">
      <style:paragraph-properties fo:margin-left="0cm" fo:margin-right="0cm" fo:margin-top="0cm" fo:margin-bottom="0.069cm" fo:text-indent="0cm"/>
      <style:text-properties fo:font-size="21.5pt"/>
    </style:style>
    <style:style style:name="Midnightblue1-outline7" style:family="presentation" style:parent-style-name="Midnightblue1-outline6">
      <style:paragraph-properties fo:margin-left="0cm" fo:margin-right="0cm" fo:margin-top="0cm" fo:margin-bottom="0.076cm" fo:text-indent="0cm"/>
      <style:text-properties fo:font-size="23.8999996185303pt"/>
    </style:style>
    <style:style style:name="Midnightblue1-outline8" style:family="presentation" style:parent-style-name="Midnightblue1-outline7">
      <style:paragraph-properties fo:margin-left="0cm" fo:margin-right="0cm" fo:margin-top="0cm" fo:margin-bottom="0.084cm" fo:text-indent="0cm"/>
      <style:text-properties fo:font-size="26.5pt"/>
    </style:style>
    <style:style style:name="Midnightblue1-outline9" style:family="presentation" style:parent-style-name="Midnightblue1-outline8">
      <style:paragraph-properties fo:margin-left="0cm" fo:margin-right="0cm" fo:margin-top="0cm" fo:margin-bottom="0.094cm" fo:text-indent="0cm"/>
      <style:text-properties fo:font-size="29.3999996185303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9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2.8000001907349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51cm" fo:text-align="start" fo:text-indent="0cm"/>
      <style:text-properties fo:font-size="14.1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186cm" fo:text-align="start" fo:text-indent="0cm"/>
      <style:text-properties fo:font-size="15.6000003814697pt"/>
    </style:style>
    <style:style style:name="Midnightblue2-outline4" style:family="presentation" style:parent-style-name="Midnightblue2-outline3">
      <style:paragraph-properties fo:margin-left="0cm" fo:margin-right="0cm" fo:margin-top="0cm" fo:margin-bottom="0.125cm" fo:text-align="start" fo:text-indent="0cm"/>
      <style:text-properties fo:font-size="17.3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61cm" fo:text-align="start" fo:text-indent="0cm"/>
      <style:text-properties fo:font-size="19.2999992370605pt"/>
    </style:style>
    <style:style style:name="Midnightblue2-outline6" style:family="presentation" style:parent-style-name="Midnightblue2-outline5">
      <style:paragraph-properties fo:margin-left="0cm" fo:margin-right="0cm" fo:margin-top="0cm" fo:margin-bottom="0.069cm" fo:text-indent="0cm"/>
      <style:text-properties fo:font-size="21.5pt"/>
    </style:style>
    <style:style style:name="Midnightblue2-outline7" style:family="presentation" style:parent-style-name="Midnightblue2-outline6">
      <style:paragraph-properties fo:margin-left="0cm" fo:margin-right="0cm" fo:margin-top="0cm" fo:margin-bottom="0.076cm" fo:text-indent="0cm"/>
      <style:text-properties fo:font-size="23.8999996185303pt"/>
    </style:style>
    <style:style style:name="Midnightblue2-outline8" style:family="presentation" style:parent-style-name="Midnightblue2-outline7">
      <style:paragraph-properties fo:margin-left="0cm" fo:margin-right="0cm" fo:margin-top="0cm" fo:margin-bottom="0.084cm" fo:text-indent="0cm"/>
      <style:text-properties fo:font-size="26.5pt"/>
    </style:style>
    <style:style style:name="Midnightblue2-outline9" style:family="presentation" style:parent-style-name="Midnightblue2-outline8">
      <style:paragraph-properties fo:margin-left="0cm" fo:margin-right="0cm" fo:margin-top="0cm" fo:margin-bottom="0.094cm" fo:text-indent="0cm"/>
      <style:text-properties fo:font-size="29.3999996185303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35cm" fo:margin-bottom="0.035cm" fo:margin-left="0.035cm" fo:margin-right="0.035cm" fo:page-width="25.047cm" fo:page-height="13.4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384cm" fo:min-width="24.477cm" style:protect="position size"/>
    </style:style>
    <style:style style:name="Mgr4" style:family="graphic" style:parent-style-name="Accent_20_1">
      <style:graphic-properties fo:min-height="2.608cm" fo:min-width="24.477cm"/>
    </style:style>
    <style:style style:name="Mgr5" style:family="graphic" style:parent-style-name="Accent_20_2">
      <style:graphic-properties draw:fill="solid" draw:fill-color="#1abc9c" draw:opacity="100%" fo:min-height="0.499cm" fo:min-width="0.29cm" draw:shadow-opacity="100%"/>
    </style:style>
    <style:style style:name="Mgr6" style:family="graphic" style:parent-style-name="Accent_20_1">
      <style:graphic-properties fo:min-height="13.086cm" fo:min-width="24.477cm"/>
    </style:style>
    <style:style style:name="Mgr7" style:family="graphic" style:parent-style-name="Accent_20_2">
      <style:graphic-properties draw:opacity="100%" fo:min-height="8.64cm" fo:min-width="24.477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025cm" fo:min-width="11.82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5.1999998092651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816cm" svg:x="1cm" svg:y="3.864cm"/>
      <draw:page-thumbnail draw:layer="backgroundobjects" svg:width="8.999cm" svg:height="4.816cm" svg:x="1cm" svg:y="12.44cm"/>
      <draw:page-thumbnail draw:layer="backgroundobjects" svg:width="8.999cm" svg:height="4.816cm" svg:x="1cm" svg:y="21.016cm"/>
      <draw:page-thumbnail draw:layer="backgroundobjects" svg:width="8.999cm" svg:height="4.816cm" svg:x="11cm" svg:y="3.864cm"/>
      <draw:page-thumbnail draw:layer="backgroundobjects" svg:width="8.999cm" svg:height="4.816cm" svg:x="11cm" svg:y="12.44cm"/>
      <draw:page-thumbnail draw:layer="backgroundobjects" svg:width="8.999cm" svg:height="4.816cm" svg:x="11cm" svg:y="21.016cm"/>
    </style:handout-master>
    <style:master-page style:name="Midnightblue" style:page-layout-name="PM1" draw:style-name="Mdp1">
      <draw:custom-shape draw:style-name="Mgr3" draw:layer="backgroundobjects" svg:width="24.977cm" svg:height="0.634cm" svg:x="0.036cm" svg:y="12.73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4.977cm" svg:height="2.858cm" svg:x="0.036cm" svg:y="0.036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193cm" svg:height="1.69cm" svg:x="0.925cm" svg:y="0.564cm" presentation:class="title" presentation:placeholder="true">
        <draw:text-box/>
      </draw:frame>
      <draw:frame presentation:style-name="Midnightblue-outline1" draw:layer="backgroundobjects" svg:width="23.193cm" svg:height="8.89cm" svg:x="0.925cm" svg:y="3.525cm" presentation:class="outline" presentation:placeholder="true">
        <draw:text-box/>
      </draw:frame>
      <draw:frame presentation:style-name="Mpr1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116cm" svg:height="1.057cm" svg:x="23.114cm" svg:y="12.20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1.784cm" svg:height="1.27cm" svg:x="22.78cm" svg:y="12.098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4.977cm" svg:height="13.336cm" svg:x="0.036cm" svg:y="0.035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4.977cm" svg:height="8.89cm" svg:x="0.038cm" svg:y="0.038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3.193cm" svg:height="1.69cm" svg:x="0.925cm" svg:y="6.703cm" presentation:class="title" presentation:placeholder="true">
        <draw:text-box/>
      </draw:frame>
      <draw:frame presentation:style-name="Midnightblue1-outline1" draw:layer="backgroundobjects" svg:width="23.193cm" svg:height="3.493cm" svg:x="0.925cm" svg:y="9.241cm" presentation:class="outline" presentation:placeholder="true">
        <draw:text-box/>
      </draw:frame>
      <draw:frame presentation:style-name="Mpr5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1.784cm" svg:height="1.27cm" svg:x="22.78cm" svg:y="12.09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4.977cm" svg:height="13.336cm" svg:x="0.036cm" svg:y="0.035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2.489cm" svg:height="4.444cm" svg:x="6.278cm" svg:y="3.208cm">
        <text:p/>
        <draw:enhanced-geometry svg:viewBox="0 0 21600 21600" draw:glue-points="10800 0 0 10800 10800 21600 21600 10800 ?f40 ?f41" draw:text-areas="0 0 21600 21600" draw:type="rectangular-callout" draw:modifiers="3828.85508406725 46679.32508436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1.596cm" svg:height="3.81cm" svg:x="6.724cm" svg:y="3.525cm" presentation:class="title" presentation:placeholder="true">
        <draw:text-box/>
      </draw:frame>
      <draw:frame presentation:style-name="Midnightblue2-outline1" draw:layer="backgroundobjects" svg:width="15.61cm" svg:height="3.81cm" svg:x="8.508cm" svg:y="7.655cm" presentation:class="outline" presentation:placeholder="true">
        <draw:text-box/>
      </draw:frame>
      <draw:frame presentation:style-name="Mpr9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1.784cm" svg:height="1.27cm" svg:x="22.78cm" svg:y="12.09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8T14:38:43.633240066</meta:creation-date>
    <meta:editing-duration>PT4H20M27S</meta:editing-duration>
    <meta:editing-cycles>42</meta:editing-cycles>
    <meta:generator>LibreOffice/7.0.4.2$Linux_X86_64 LibreOffice_project/00$Build-2</meta:generator>
    <dc:title>Midnightblue</dc:title>
    <dc:date>2022-12-04T17:13:41.217343594</dc:date>
    <meta:document-statistic meta:object-count="58"/>
  </office:meta>
</office:document-meta>
</file>